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t values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BD inv</text:p>
          </table:table-cell>
          <table:table-cell office:value-type="string">
            <text:p>IBI inv</text:p>
          </table:table-cell>
          <table:table-cell office:value-type="string">
            <text:p>IBF inv</text:p>
          </table:table-cell>
          <table:table-cell office:value-type="string">
            <text:p>PpB inv</text:p>
          </table:table-cell>
          <table:table-cell office:value-type="string">
            <text:p>TCT inv</text:p>
          </table:table-cell>
        </table:table-row>
        <table:table-row table:style-name="ro2">
          <table:table-cell office:value-type="string">
            <text:p><text:s text:c="2"/>eL=-55.0 gnaps=1.8</text:p>
          </table:table-cell>
          <table:table-cell office:value-type="float" office:value="42.27">
            <text:p>42.27</text:p>
          </table:table-cell>
          <table:table-cell office:value-type="float" office:value="18.14">
            <text:p>18.14</text:p>
          </table:table-cell>
          <table:table-cell office:value-type="float" office:value="21.94">
            <text:p>21.94</text:p>
          </table:table-cell>
          <table:table-cell office:value-type="float" office:value="8.075">
            <text:p>8.075</text:p>
          </table:table-cell>
          <table:table-cell office:value-type="float" office:value="0.08136">
            <text:p>0.08136</text:p>
          </table:table-cell>
        </table:table-row>
        <table:table-row table:style-name="ro2">
          <table:table-cell office:value-type="string">
            <text:p><text:s text:c="2"/>eL=-55.0 gnaps=2.4</text:p>
          </table:table-cell>
          <table:table-cell office:value-type="float" office:value="48.48">
            <text:p>48.48</text:p>
          </table:table-cell>
          <table:table-cell office:value-type="float" office:value="20.96">
            <text:p>20.96</text:p>
          </table:table-cell>
          <table:table-cell office:value-type="float" office:value="5.441">
            <text:p>5.441</text:p>
          </table:table-cell>
          <table:table-cell office:value-type="float" office:value="11.96">
            <text:p>11.96</text:p>
          </table:table-cell>
          <table:table-cell office:value-type="float" office:value="0.2393">
            <text:p>0.2393</text:p>
          </table:table-cell>
        </table:table-row>
        <table:table-row table:style-name="ro2">
          <table:table-cell office:value-type="string">
            <text:p><text:s text:c="2"/>eL=-55.0 gnaps=3.0</text:p>
          </table:table-cell>
          <table:table-cell office:value-type="float" office:value="36.85">
            <text:p>36.85</text:p>
          </table:table-cell>
          <table:table-cell office:value-type="float" office:value="15.93">
            <text:p>15.93</text:p>
          </table:table-cell>
          <table:table-cell office:value-type="float" office:value="1.003">
            <text:p>1.003</text:p>
          </table:table-cell>
          <table:table-cell office:value-type="float" office:value="14.89">
            <text:p>14.89</text:p>
          </table:table-cell>
          <table:table-cell office:value-type="float" office:value="0.1995">
            <text:p>0.1995</text:p>
          </table:table-cell>
        </table:table-row>
        <table:table-row table:style-name="ro2">
          <table:table-cell office:value-type="string">
            <text:p><text:s text:c="2"/>eL=-55.0 gnaps=3.6</text:p>
          </table:table-cell>
          <table:table-cell office:value-type="float" office:value="36.3">
            <text:p>36.3</text:p>
          </table:table-cell>
          <table:table-cell office:value-type="float" office:value="15.67">
            <text:p>15.67</text:p>
          </table:table-cell>
          <table:table-cell office:value-type="float" office:value="0.1754">
            <text:p>0.1754</text:p>
          </table:table-cell>
          <table:table-cell office:value-type="float" office:value="19.38">
            <text:p>19.38</text:p>
          </table:table-cell>
          <table:table-cell office:value-type="float" office:value="0.1615">
            <text:p>0.1615</text:p>
          </table:table-cell>
        </table:table-row>
        <table:table-row table:style-name="ro2">
          <table:table-cell office:value-type="string">
            <text:p><text:s text:c="2"/>eL=-55.0 gnaps=4.2</text:p>
          </table:table-cell>
          <table:table-cell office:value-type="float" office:value="32.58">
            <text:p>32.58</text:p>
          </table:table-cell>
          <table:table-cell office:value-type="float" office:value="14.06">
            <text:p>14.06</text:p>
          </table:table-cell>
          <table:table-cell office:value-type="float" office:value="0.7823">
            <text:p>0.7823</text:p>
          </table:table-cell>
          <table:table-cell office:value-type="float" office:value="21.12">
            <text:p>21.12</text:p>
          </table:table-cell>
          <table:table-cell office:value-type="float" office:value="0.1393">
            <text:p>0.1393</text:p>
          </table:table-cell>
        </table:table-row>
        <table:table-row table:style-name="ro2">
          <table:table-cell office:value-type="string">
            <text:p><text:s text:c="2"/>eL=-60.0 gnaps=1.8</text:p>
          </table:table-cell>
          <table:table-cell office:value-type="float" office:value="0.1765">
            <text:p>0.1765</text:p>
          </table:table-cell>
          <table:table-cell office:value-type="float" office:value="0.08433">
            <text:p>0.08433</text:p>
          </table:table-cell>
          <table:table-cell office:value-type="float" office:value="0.1356">
            <text:p>0.1356</text:p>
          </table:table-cell>
          <table:table-cell office:value-type="float" office:value="0.1455">
            <text:p>0.1455</text:p>
          </table:table-cell>
          <table:table-cell office:value-type="float" office:value="0.007879">
            <text:p>0.007879</text:p>
          </table:table-cell>
        </table:table-row>
        <table:table-row table:style-name="ro2">
          <table:table-cell office:value-type="string">
            <text:p><text:s text:c="2"/>eL=-60.0 gnaps=2.4</text:p>
          </table:table-cell>
          <table:table-cell office:value-type="float" office:value="17.62">
            <text:p>17.62</text:p>
          </table:table-cell>
          <table:table-cell office:value-type="float" office:value="7.62">
            <text:p>7.62</text:p>
          </table:table-cell>
          <table:table-cell office:value-type="float" office:value="21.69">
            <text:p>21.69</text:p>
          </table:table-cell>
          <table:table-cell office:value-type="float" office:value="2.182">
            <text:p>2.182</text:p>
          </table:table-cell>
          <table:table-cell office:value-type="float" office:value="0.08862">
            <text:p>0.08862</text:p>
          </table:table-cell>
        </table:table-row>
        <table:table-row table:style-name="ro2">
          <table:table-cell office:value-type="string">
            <text:p><text:s text:c="2"/>eL=-60.0 gnaps=3.0</text:p>
          </table:table-cell>
          <table:table-cell office:value-type="float" office:value="42.8">
            <text:p>42.8</text:p>
          </table:table-cell>
          <table:table-cell office:value-type="float" office:value="18.46">
            <text:p>18.46</text:p>
          </table:table-cell>
          <table:table-cell office:value-type="float" office:value="24.56">
            <text:p>24.56</text:p>
          </table:table-cell>
          <table:table-cell office:value-type="float" office:value="5.553">
            <text:p>5.553</text:p>
          </table:table-cell>
          <table:table-cell office:value-type="float" office:value="0.1712">
            <text:p>0.1712</text:p>
          </table:table-cell>
        </table:table-row>
        <table:table-row table:style-name="ro2">
          <table:table-cell office:value-type="string">
            <text:p><text:s text:c="2"/>eL=-60.0 gnaps=3.6</text:p>
          </table:table-cell>
          <table:table-cell office:value-type="float" office:value="42.67">
            <text:p>42.67</text:p>
          </table:table-cell>
          <table:table-cell office:value-type="float" office:value="18.37">
            <text:p>18.37</text:p>
          </table:table-cell>
          <table:table-cell office:value-type="float" office:value="13.98">
            <text:p>13.98</text:p>
          </table:table-cell>
          <table:table-cell office:value-type="float" office:value="8.002">
            <text:p>8.002</text:p>
          </table:table-cell>
          <table:table-cell office:value-type="float" office:value="0.1444">
            <text:p>0.1444</text:p>
          </table:table-cell>
        </table:table-row>
        <table:table-row table:style-name="ro2">
          <table:table-cell office:value-type="string">
            <text:p><text:s text:c="2"/>eL=-60.0 gnaps=4.2</text:p>
          </table:table-cell>
          <table:table-cell office:value-type="float" office:value="175">
            <text:p>175</text:p>
          </table:table-cell>
          <table:table-cell office:value-type="float" office:value="17.95">
            <text:p>17.95</text:p>
          </table:table-cell>
          <table:table-cell office:value-type="float" office:value="35">
            <text:p>35</text:p>
          </table:table-cell>
          <table:table-cell office:value-type="float" office:value="63.52">
            <text:p>63.52</text:p>
          </table:table-cell>
          <table:table-cell office:value-type="float" office:value="87.72">
            <text:p>87.72</text:p>
          </table:table-cell>
        </table:table-row>
        <table:table-row table:style-name="ro2">
          <table:table-cell office:value-type="string">
            <text:p><text:s text:c="2"/>eL=-65.0 gnaps=1.8</text:p>
          </table:table-cell>
          <table:table-cell office:value-type="float" office:value="2.201">
            <text:p>2.201</text:p>
          </table:table-cell>
          <table:table-cell office:value-type="float" office:value="0.9411">
            <text:p>0.9411</text:p>
          </table:table-cell>
          <table:table-cell office:value-type="float" office:value="1.986">
            <text:p>1.986</text:p>
          </table:table-cell>
          <table:table-cell office:value-type="float" office:value="2.037">
            <text:p>2.037</text:p>
          </table:table-cell>
          <table:table-cell office:value-type="float" office:value="0.0006557">
            <text:p>0.0006557</text:p>
          </table:table-cell>
        </table:table-row>
        <table:table-row table:style-name="ro2">
          <table:table-cell office:value-type="string">
            <text:p><text:s text:c="2"/>eL=-65.0 gnaps=2.4</text:p>
          </table:table-cell>
          <table:table-cell office:value-type="float" office:value="2.493">
            <text:p>2.493</text:p>
          </table:table-cell>
          <table:table-cell office:value-type="float" office:value="1.069">
            <text:p>1.069</text:p>
          </table:table-cell>
          <table:table-cell office:value-type="float" office:value="6.191">
            <text:p>6.191</text:p>
          </table:table-cell>
          <table:table-cell office:value-type="float" office:value="0.09699">
            <text:p>0.09699</text:p>
          </table:table-cell>
          <table:table-cell office:value-type="float" office:value="0.004111">
            <text:p>0.004111</text:p>
          </table:table-cell>
        </table:table-row>
        <table:table-row table:style-name="ro2">
          <table:table-cell office:value-type="string">
            <text:p><text:s text:c="2"/>eL=-65.0 gnaps=3.0</text:p>
          </table:table-cell>
          <table:table-cell office:value-type="float" office:value="2.874">
            <text:p>2.874</text:p>
          </table:table-cell>
          <table:table-cell office:value-type="float" office:value="1.256">
            <text:p>1.256</text:p>
          </table:table-cell>
          <table:table-cell office:value-type="float" office:value="6.773">
            <text:p>6.773</text:p>
          </table:table-cell>
          <table:table-cell office:value-type="float" office:value="0.097">
            <text:p>0.097</text:p>
          </table:table-cell>
          <table:table-cell office:value-type="float" office:value="0.02779">
            <text:p>0.02779</text:p>
          </table:table-cell>
        </table:table-row>
        <table:table-row table:style-name="ro2">
          <table:table-cell office:value-type="string">
            <text:p><text:s text:c="2"/>eL=-65.0 gnaps=3.6</text:p>
          </table:table-cell>
          <table:table-cell office:value-type="float" office:value="16.19">
            <text:p>16.19</text:p>
          </table:table-cell>
          <table:table-cell office:value-type="float" office:value="7.033">
            <text:p>7.033</text:p>
          </table:table-cell>
          <table:table-cell office:value-type="float" office:value="18.87">
            <text:p>18.87</text:p>
          </table:table-cell>
          <table:table-cell office:value-type="float" office:value="9.603">
            <text:p>9.603</text:p>
          </table:table-cell>
          <table:table-cell office:value-type="float" office:value="0.1181">
            <text:p>0.1181</text:p>
          </table:table-cell>
        </table:table-row>
        <table:table-row table:style-name="ro2">
          <table:table-cell office:value-type="string">
            <text:p><text:s text:c="2"/>eL=-65.0 gnaps=4.2</text:p>
          </table:table-cell>
          <table:table-cell office:value-type="float" office:value="35.1">
            <text:p>35.1</text:p>
          </table:table-cell>
          <table:table-cell office:value-type="float" office:value="15.22">
            <text:p>15.22</text:p>
          </table:table-cell>
          <table:table-cell office:value-type="float" office:value="34.72">
            <text:p>34.72</text:p>
          </table:table-cell>
          <table:table-cell office:value-type="float" office:value="10.06">
            <text:p>10.06</text:p>
          </table:table-cell>
          <table:table-cell office:value-type="float" office:value="0.2209">
            <text:p>0.220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df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office:value-type="float" office:value="0.05">
            <text:p>0.0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4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Fine-Morris</meta:initial-creator>
    <meta:creation-date>2015-05-05T13:28:21</meta:creation-date>
    <dc:date>2015-05-05T14:25:49</dc:date>
    <dc:creator>Morgan Fine-Morris</dc:creator>
    <meta:editing-duration>PT36M46S</meta:editing-duration>
    <meta:editing-cycles>1</meta:editing-cycles>
    <meta:document-statistic meta:table-count="3" meta:cell-count="100" meta:object-count="0"/>
    <meta:generator>OpenOffice/4.1.1$Unix OpenOffice.org_project/411m6$Build-9775</meta:generator>
  </office:meta>
</office:document-meta>
</file>